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b89e" officeooo:paragraph-rsid="000cb89e"/>
    </style:style>
    <style:style style:name="P2" style:family="paragraph" style:parent-style-name="Standard">
      <style:text-properties officeooo:rsid="0014e3d1" officeooo:paragraph-rsid="0014e3d1"/>
    </style:style>
    <style:style style:name="T1" style:family="text">
      <style:text-properties officeooo:rsid="000dbf16"/>
    </style:style>
    <style:style style:name="T2" style:family="text">
      <style:text-properties officeooo:rsid="00133a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exam@debian:~$ mkdir sales</text:p>
      <text:p text:style-name="P1">exam@debian:~$ cd sales</text:p>
      <text:p text:style-name="P1">exam@debian:~/sales$ mkdir location1</text:p>
      <text:p text:style-name="P1">exam@debian:~/sales$ mkdir location2</text:p>
      <text:p text:style-name="P1">exam@debian:~/sales$ mkdir location3</text:p>
      <text:p text:style-name="P1">exam@debian:~/sales$ cd location1</text:p>
      <text:p text:style-name="P1">xam@debian:~/sale/location1$ ls</text:p>
      <text:p text:style-name="P1">sales1.txt <text:s/>sales2.txt <text:s/>sales3.txt</text:p>
      <text:p text:style-name="P1">exam@debian:~/sale/location1$ cd ..</text:p>
      <text:p text:style-name="P1">exam@debian:~/sale$ cd location2</text:p>
      <text:p text:style-name="P1">exam@debian:~/sale/location2$ ls</text:p>
      <text:p text:style-name="P1">pur1.txt <text:s/>pur2.txt <text:s/></text:p>
      <text:p text:style-name="P1">exam@debian:~/sale/location3$ ls</text:p>
      <text:p text:style-name="P1">stock1.txt <text:s/>stock2.txt <text:s/></text:p>
      <text:p text:style-name="P1"/>
      <text:p text:style-name="P1"/>
      <text:p text:style-name="P1">Q1)</text:p>
      <text:p text:style-name="P1">exam@debian:~/sales/location2$ cat&gt;pur1.txt</text:p>
      <text:p text:style-name="P1">laptop</text:p>
      <text:p text:style-name="P1">mobile</text:p>
      <text:p text:style-name="P1">exam@debian:~/sales/location2$ cat&gt;pur2.txt</text:p>
      <text:p text:style-name="P1">mouse</text:p>
      <text:p text:style-name="P1">keyboard</text:p>
      <text:p text:style-name="P1">xam@debian:~/sales/location2$ cat pur1.txt pur2.txt&gt;&gt;pur3.txt</text:p>
      <text:p text:style-name="P1">exam@debian:~/sales/location2$ cat pur3.txt</text:p>
      <text:p text:style-name="P1">laptop</text:p>
      <text:p text:style-name="P1">mobile</text:p>
      <text:p text:style-name="P1">mouse</text:p>
      <text:p text:style-name="P1">keyboard</text:p>
      <text:p text:style-name="P1"/>
      <text:p text:style-name="P1"/>
      <text:p text:style-name="P1">Q2)</text:p>
      <text:p text:style-name="P1">exam@debian:~/sales/location2$ cp -r <text:s/>~/sales/location2/pur3.txt <text:s/>~/sales/location3/stock3</text:p>
      <text:p text:style-name="P1">cp: cannot stat '/home/exam/sales/location2/pur3.txt': No such file or directory</text:p>
      <text:p text:style-name="P1"/>
      <text:p text:style-name="P1"/>
      <text:p text:style-name="P1">Q3)</text:p>
      <text:p text:style-name="P1">exam@debian:~/sale/location3$ ls -l</text:p>
      <text:p text:style-name="P1">total 12</text:p>
      <text:p text:style-name="P1">-rw-r--r-- 1 exam exam <text:s text:c="2"/>66 Oct <text:s/>8 15:33 stock1.txt</text:p>
      <text:p text:style-name="P1">-rw-r--r-- 1 exam exam <text:s text:c="3"/>0 Oct <text:s/>8 14:57 stock2.txt</text:p>
      <text:p text:style-name="P1">drwxr-xr-x 2 exam exam 4096 Oct <text:s/>8 15:29 stock3</text:p>
      <text:p text:style-name="P1">-rw-r--r-- 1 exam exam <text:s text:c="2"/>12 Oct <text:s/>8 15:30 stock3.txt</text:p>
      <text:p text:style-name="P1">exam@debian:~/sale/location3$ chmod g-rwx stock3.txt</text:p>
      <text:p text:style-name="P1">exam@debian:~/sale/location3$ ls -l</text:p>
      <text:p text:style-name="P1">total 12</text:p>
      <text:p text:style-name="P1">-rw-r--r-- 1 exam exam <text:s text:c="2"/>66 Oct <text:s/>8 15:33 stock1.txt</text:p>
      <text:p text:style-name="P1">-rw-r--r-- 1 exam exam <text:s text:c="3"/>0 Oct <text:s/>8 14:57 stock2.txt</text:p>
      <text:p text:style-name="P1">drwxr-xr-x 2 exam exam 4096 Oct <text:s/>8 15:29 stock3</text:p>
      <text:p text:style-name="P1">-rw----r-- 1 exam exam <text:s text:c="2"/>12 Oct <text:s/>8 15:30 stock3.txt</text:p>
      <text:p text:style-name="P1"/>
      <text:p text:style-name="P1"><text:soft-page-break/></text:p>
      <text:p text:style-name="P1"/>
      <text:p text:style-name="P1"/>
      <text:p text:style-name="P1">Q4)</text:p>
      <text:p text:style-name="P1">exam@debian:~/sale/location3$ cat&gt;stock1.txt</text:p>
      <text:p text:style-name="P1">cpu</text:p>
      <text:p text:style-name="P1">mouse</text:p>
      <text:p text:style-name="P1">mic</text:p>
      <text:p text:style-name="P1">speaker</text:p>
      <text:p text:style-name="P1">key</text:p>
      <text:p text:style-name="P1">keyboard</text:p>
      <text:p text:style-name="P1">headphone</text:p>
      <text:p text:style-name="P1">phone</text:p>
      <text:p text:style-name="P1">lap</text:p>
      <text:p text:style-name="P1">fan</text:p>
      <text:p text:style-name="P1">camera</text:p>
      <text:p text:style-name="P1">exam@debian:~/sale/location3$ head -n 10 stock1.txt</text:p>
      <text:p text:style-name="P1">cpu</text:p>
      <text:p text:style-name="P1">mouse</text:p>
      <text:p text:style-name="P1">mic</text:p>
      <text:p text:style-name="P1">speaker</text:p>
      <text:p text:style-name="P1">key</text:p>
      <text:p text:style-name="P1">keyboard</text:p>
      <text:p text:style-name="P1">headphone</text:p>
      <text:p text:style-name="P1">phone</text:p>
      <text:p text:style-name="P1">lap</text:p>
      <text:p text:style-name="P1">fan</text:p>
      <text:p text:style-name="P1"/>
      <text:p text:style-name="P1">Q5)</text:p>
      <text:p text:style-name="P1">exam@debian:~/sale$ ls -al</text:p>
      <text:p text:style-name="P1">total 20</text:p>
      <text:p text:style-name="P1">drwxr-xr-x <text:s/>5 exam exam 4096 Oct <text:s/>8 14:44 .</text:p>
      <text:p text:style-name="P1">drwxr-xr-x 22 exam exam 4096 Oct <text:s/>8 15:18 ..</text:p>
      <text:p text:style-name="P1">drwxr-xr-x <text:s/>2 exam exam 4096 Oct <text:s/>8 14:45 location1</text:p>
      <text:p text:style-name="P1">drwxr-xr-x <text:s/>2 exam exam 4096 Oct <text:s/>8 14:48 location2</text:p>
      <text:p text:style-name="P1">drwxr-xr-x <text:s/>3 exam exam 4096 Oct <text:s/>8 15:29 location3</text:p>
      <text:p text:style-name="P1"/>
      <text:p text:style-name="P1"/>
      <text:p text:style-name="P1"/>
      <text:p text:style-name="P1">2)SHELL <text:span text:style-name="T1">PROGRAMING:</text:span></text:p>
      <text:p text:style-name="P1"/>
      <text:p text:style-name="P2">code:</text:p>
      <text:p text:style-name="P2"/>
      <text:p text:style-name="P2">echo -e "1.menu\n 2.sphere \n 3.cube \n 4.cylinder"</text:p>
      <text:p text:style-name="P2">read ch</text:p>
      <text:p text:style-name="P2">case $ch in</text:p>
      <text:p text:style-name="P2"><text:s text:c="4"/>2) read r</text:p>
      <text:p text:style-name="P2"><text:s text:c="7"/>echo "enter the radius:$r"</text:p>
      <text:p text:style-name="P2"><text:s text:c="7"/>p=$((22/7))</text:p>
      <text:p text:style-name="P2"><text:s text:c="6"/>s=$((4/3*p*r*r*r))</text:p>
      <text:p text:style-name="P2"><text:s text:c="6"/>echo "$s"</text:p>
      <text:p text:style-name="P2"><text:s text:c="6"/>;;</text:p>
      <text:p text:style-name="P2"><text:soft-page-break/><text:s text:c="4"/>3)read a</text:p>
      <text:p text:style-name="P2"><text:s text:c="6"/>echo "enter the value a:$a"</text:p>
      <text:p text:style-name="P2"><text:s text:c="6"/>c=$((a*a*a))</text:p>
      <text:p text:style-name="P2"><text:s text:c="6"/>echo "$c"</text:p>
      <text:p text:style-name="P2"><text:s text:c="6"/>;;</text:p>
      <text:p text:style-name="P2"><text:s text:c="4"/>4)read r</text:p>
      <text:p text:style-name="P2"><text:s text:c="6"/>read h</text:p>
      <text:p text:style-name="P2"><text:s text:c="6"/>echo "enter radius:$r"</text:p>
      <text:p text:style-name="P2"><text:s text:c="6"/>echo "enter height:$h"</text:p>
      <text:p text:style-name="P2"><text:s text:c="6"/>s=$((22/7))</text:p>
      <text:p text:style-name="P2"><text:s text:c="6"/>cy=$((s*r*r*h))</text:p>
      <text:p text:style-name="P2"><text:s text:c="6"/>echo "$cy"</text:p>
      <text:p text:style-name="P2"><text:s text:c="6"/>;;</text:p>
      <text:p text:style-name="P2"><text:s text:c="4"/>*)echo "invalid choice"</text:p>
      <text:p text:style-name="P2"><text:s text:c="6"/>esac</text:p>
      <text:p text:style-name="P2"/>
      <text:p text:style-name="P2">output:</text:p>
      <text:p text:style-name="P2"/>
      <text:p text:style-name="P1"/>
      <text:p text:style-name="P1">exam@debian:~$ bash volume.sh</text:p>
      <text:p text:style-name="P1">1.menu</text:p>
      <text:p text:style-name="P1"><text:s/>2.sphere </text:p>
      <text:p text:style-name="P1"><text:s/>3.cube </text:p>
      <text:p text:style-name="P1"><text:s/>4.cylinder</text:p>
      <text:p text:style-name="P1">2</text:p>
      <text:p text:style-name="P1">5</text:p>
      <text:p text:style-name="P1">enter the radius:5</text:p>
      <text:p text:style-name="P1">375</text:p>
      <text:p text:style-name="P1">exam@debian:~$ emacs volume.sh</text:p>
      <text:p text:style-name="P1">exam@debian:~$ bash volume.sh</text:p>
      <text:p text:style-name="P1">1.menu</text:p>
      <text:p text:style-name="P1"><text:s/>2.sphere </text:p>
      <text:p text:style-name="P1"><text:s/>3.cube </text:p>
      <text:p text:style-name="P1"><text:s/>4.cylinder</text:p>
      <text:p text:style-name="P1">3</text:p>
      <text:p text:style-name="P1">2</text:p>
      <text:p text:style-name="P1">enter the value a:2</text:p>
      <text:p text:style-name="P1">8</text:p>
      <text:p text:style-name="P1">exam@debian:~$ bash volume.sh</text:p>
      <text:p text:style-name="P1">1.menu</text:p>
      <text:p text:style-name="P1"><text:s/>2.sphere </text:p>
      <text:p text:style-name="P1"><text:s/>3.cube </text:p>
      <text:p text:style-name="P1"><text:s/>4.cylinder</text:p>
      <text:p text:style-name="P1">4</text:p>
      <text:p text:style-name="P1">4</text:p>
      <text:p text:style-name="P1">3</text:p>
      <text:p text:style-name="P1">enter radius:4</text:p>
      <text:p text:style-name="P1">enter height:3</text:p>
      <text:p text:style-name="P1">1<text:span text:style-name="T2">4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5:46:06.633019603</meta:creation-date>
    <dc:date>2021-10-08T16:20:58.763192675</dc:date>
    <meta:editing-duration>PT14M8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3" meta:paragraph-count="134" meta:word-count="350" meta:character-count="2645" meta:non-whitespace-character-count="2259"/>
  </office:meta>
</office:document-meta>
</file>